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2025-02-2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1688" calcext:value-type="float">
            <text:p>118.6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2023-02-07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8204" calcext:value-type="float">
            <text:p>115.3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2022-02-22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9672" calcext:value-type="float">
            <text:p>113.1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2021-02-25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3336" calcext:value-type="float">
            <text:p>111.2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2020-02-2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98488" calcext:value-type="float">
            <text:p>108.2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2018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4552" calcext:value-type="float">
            <text:p>106.5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2017-02-06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988" calcext:value-type="float">
            <text:p>104.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2248" calcext:value-type="float">
            <text:p>104.0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201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72" calcext:value-type="float">
            <text:p>99.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201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216" calcext:value-type="float">
            <text:p>89.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9776" calcext:value-type="float">
            <text:p>90.4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200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876" calcext:value-type="float">
            <text:p>89.1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200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396" calcext:value-type="float">
            <text:p>88.8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200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468" calcext:value-type="float">
            <text:p>90.7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428" calcext:value-type="float">
            <text:p>91.3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268" calcext:value-type="float">
            <text:p>90.0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200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200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4696" calcext:value-type="float">
            <text:p>87.8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8016" calcext:value-type="float">
            <text:p>87.7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199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112" calcext:value-type="float">
            <text:p>88.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576" calcext:value-type="float">
            <text:p>91.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199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816" calcext:value-type="float">
            <text:p>88.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288" calcext:value-type="float">
            <text:p>95.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199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952" calcext:value-type="float">
            <text:p>87.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199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1464" calcext:value-type="float">
            <text:p>87.1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198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198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198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7624" calcext:value-type="float">
            <text:p>86.9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198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198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197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7712" calcext:value-type="float">
            <text:p>86.0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197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412" calcext:value-type="float">
            <text:p>86.3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1976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176" calcext:value-type="float">
            <text:p>86.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197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392" calcext:value-type="float">
            <text:p>88.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197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6304" calcext:value-type="float">
            <text:p>87.7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8303</text:p>
          </table:table-cell>
          <table:table-cell office:value-type="string" calcext:value-type="string">
            <text:p>TxDOT Leakey Quad</text:p>
          </table:table-cell>
          <table:table-cell office:value-type="string" calcext:value-type="string">
            <text:p>197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216" calcext:value-type="float">
            <text:p>89.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